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1pt" officeooo:rsid="0004e568" officeooo:paragraph-rsid="0004e568" style:font-size-asian="21pt" style:font-size-complex="21pt"/>
    </style:style>
    <style:style style:name="P2" style:family="paragraph" style:parent-style-name="Standard">
      <style:paragraph-properties fo:text-align="start" style:justify-single-word="false"/>
      <style:text-properties fo:font-size="21pt" officeooo:rsid="0004e568" officeooo:paragraph-rsid="0004e568" style:font-size-asian="21pt" style:font-size-complex="21pt"/>
    </style:style>
    <style:style style:name="P3" style:family="paragraph" style:parent-style-name="Standard" style:list-style-name="L1">
      <style:paragraph-properties fo:line-height="115%" fo:text-align="start" style:justify-single-word="false"/>
      <style:text-properties fo:font-size="14pt" officeooo:rsid="0004e568" officeooo:paragraph-rsid="0004e568" style:font-size-asian="12.25pt" style:font-size-complex="14pt"/>
    </style:style>
    <style:style style:name="P4" style:family="paragraph" style:parent-style-name="Standard" style:list-style-name="L1">
      <style:paragraph-properties fo:line-height="115%" fo:text-align="start" style:justify-single-word="false"/>
      <style:text-properties fo:font-size="14pt" officeooo:rsid="00059fdb" officeooo:paragraph-rsid="00059fdb" style:font-size-asian="12.25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ean Code</text:p>
      <text:p text:style-name="P2"/>
      <text:list text:style-name="L1">
        <text:list-item>
          <text:p text:style-name="P3">Arguments to function call: Easy to read till 2. Maximum 3 but not more.</text:p>
        </text:list-item>
        <text:list-item>
          <text:p text:style-name="P3">A function should do only one thing: No other function can be extracted from it.</text:p>
        </text:list-item>
        <text:list-item>
          <text:p text:style-name="P4">Do not pass booleans as argument in function. If there are booleans then there must be if else statement. Instead separate it into different functions. If true call function1 else call function2.</text:p>
        </text:list-item>
        <text:list-item>
          <text:p text:style-name="P4"/>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7T12:39:41.747189300</meta:creation-date>
    <dc:date>2025-05-07T17:54:58.424048900</dc:date>
    <meta:editing-duration>PT2H6M43S</meta:editing-duration>
    <meta:editing-cycles>1</meta:editing-cycles>
    <meta:document-statistic meta:table-count="0" meta:image-count="0" meta:object-count="0" meta:page-count="1" meta:paragraph-count="5" meta:word-count="67" meta:character-count="361" meta:non-whitespace-character-count="302"/>
    <meta:generator>LibreOffice/25.2.2.2$Windows_X86_64 LibreOffice_project/7370d4be9e3cf6031a51beef54ff3bda878e3fac</meta:generator>
  </office:meta>
</office:document-meta>
</file>